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paragraph-properties fo:line-height="115%"/>
      <style:text-properties officeooo:rsid="000b204c" officeooo:paragraph-rsid="000b204c"/>
    </style:style>
    <style:style style:name="P2" style:family="paragraph" style:parent-style-name="Standard">
      <style:paragraph-properties fo:line-height="115%"/>
      <style:text-properties officeooo:rsid="000b204c" officeooo:paragraph-rsid="000b204c"/>
    </style:style>
    <style:style style:name="P3" style:family="paragraph" style:parent-style-name="Standard" style:list-style-name="L1">
      <style:paragraph-properties fo:line-height="115%" fo:text-align="justify" style:justify-single-word="false"/>
      <style:text-properties officeooo:rsid="000b204c" officeooo:paragraph-rsid="000b204c"/>
    </style:style>
    <style:style style:name="P4" style:family="paragraph" style:parent-style-name="Standard">
      <style:paragraph-properties fo:line-height="115%"/>
      <style:text-properties style:font-name="Calibri" officeooo:rsid="000b204c" officeooo:paragraph-rsid="000b204c"/>
    </style:style>
    <style:style style:name="P5" style:family="paragraph" style:parent-style-name="Standard">
      <style:paragraph-properties fo:line-height="115%"/>
      <style:text-properties style:font-name="Calibri" fo:font-size="11pt" officeooo:rsid="000b204c" officeooo:paragraph-rsid="000b204c" style:font-size-asian="9.60000038146973pt" style:font-size-complex="11pt"/>
    </style:style>
    <style:style style:name="P6" style:family="paragraph" style:parent-style-name="Standard">
      <style:paragraph-properties fo:line-height="115%" fo:text-align="justify" style:justify-single-word="false"/>
      <style:text-properties style:font-name="Calibri" fo:font-size="11pt" officeooo:rsid="000b204c" officeooo:paragraph-rsid="000b204c" style:font-size-asian="9.60000038146973pt" style:font-size-complex="11pt"/>
    </style:style>
    <style:style style:name="P7" style:family="paragraph" style:parent-style-name="Standard">
      <style:paragraph-properties fo:line-height="115%"/>
      <style:text-properties style:font-name="Calibri" fo:font-size="11pt" officeooo:rsid="0010a555" officeooo:paragraph-rsid="0010a555" style:font-size-asian="9.60000038146973pt" style:font-size-complex="11pt"/>
    </style:style>
    <style:style style:name="P8" style:family="paragraph" style:parent-style-name="Standard">
      <style:paragraph-properties fo:line-height="115%"/>
      <style:text-properties style:font-name="Calibri" fo:font-size="14pt" fo:font-weight="bold" officeooo:rsid="000b204c" officeooo:paragraph-rsid="000b204c" style:font-size-asian="14pt" style:font-weight-asian="bold" style:font-size-complex="14pt" style:font-weight-complex="bold"/>
    </style:style>
    <style:style style:name="P9" style:family="paragraph" style:parent-style-name="Standard">
      <style:paragraph-properties fo:line-height="115%"/>
      <style:text-properties style:font-name="Calibri" fo:font-size="14pt" officeooo:rsid="000b204c" officeooo:paragraph-rsid="000b204c" style:font-size-asian="14pt" style:font-size-complex="14pt"/>
    </style:style>
    <style:style style:name="P10" style:family="paragraph" style:parent-style-name="Standard">
      <style:paragraph-properties fo:line-height="115%" fo:text-align="justify" style:justify-single-word="false"/>
      <style:text-properties fo:color="#0066cc" style:font-name="Calibri" fo:font-size="11pt" officeooo:rsid="000b204c" officeooo:paragraph-rsid="000b204c" style:font-size-asian="9.60000038146973pt" style:font-size-complex="11pt"/>
    </style:style>
    <style:style style:name="P11" style:family="paragraph" style:parent-style-name="Standard">
      <style:paragraph-properties fo:line-height="115%"/>
      <style:text-properties fo:color="#0066cc" style:font-name="Calibri" fo:font-size="11pt" officeooo:rsid="0010a555" officeooo:paragraph-rsid="0010a555" style:font-size-asian="9.60000038146973pt" style:font-size-complex="11pt"/>
    </style:style>
    <style:style style:name="P12" style:family="paragraph" style:parent-style-name="Standard" style:list-style-name="L1">
      <style:paragraph-properties fo:line-height="115%" fo:text-align="justify" style:justify-single-word="false"/>
      <style:text-properties fo:color="#0066cc" officeooo:rsid="000b204c" officeooo:paragraph-rsid="000b204c"/>
    </style:style>
    <style:style style:name="P13" style:family="paragraph" style:parent-style-name="Standard" style:list-style-name="L1">
      <style:paragraph-properties fo:line-height="115%" fo:text-align="justify" style:justify-single-word="false"/>
      <style:text-properties fo:color="#0066cc" officeooo:rsid="000b204c" officeooo:paragraph-rsid="000c6c18"/>
    </style:style>
    <style:style style:name="P14" style:family="paragraph" style:parent-style-name="Standard" style:list-style-name="L1">
      <style:paragraph-properties fo:line-height="115%" fo:text-align="justify" style:justify-single-word="false"/>
      <style:text-properties fo:color="#0066cc" officeooo:rsid="000c6c18" officeooo:paragraph-rsid="000c6c18"/>
    </style:style>
    <style:style style:name="P15" style:family="paragraph" style:parent-style-name="Standard" style:list-style-name="L1">
      <style:paragraph-properties fo:line-height="115%" fo:text-align="justify" style:justify-single-word="false"/>
      <style:text-properties fo:color="#0066cc" officeooo:rsid="000cb5d6" officeooo:paragraph-rsid="000cb5d6"/>
    </style:style>
    <style:style style:name="P16" style:family="paragraph" style:parent-style-name="Standard" style:list-style-name="L1">
      <style:paragraph-properties fo:line-height="115%" fo:text-align="justify" style:justify-single-word="false"/>
      <style:text-properties fo:color="#0066cc" officeooo:rsid="000f1480" officeooo:paragraph-rsid="000f1480"/>
    </style:style>
    <style:style style:name="P17" style:family="paragraph" style:parent-style-name="Standard" style:list-style-name="L1">
      <style:paragraph-properties fo:line-height="115%" fo:text-align="justify" style:justify-single-word="false"/>
      <style:text-properties officeooo:paragraph-rsid="000b204c"/>
    </style:style>
    <style:style style:name="T1" style:family="text">
      <style:text-properties fo:font-style="italic" style:font-style-asian="italic" style:font-style-complex="italic"/>
    </style:style>
    <style:style style:name="T2" style:family="text">
      <style:text-properties style:font-name="Calibri" fo:font-size="11pt" style:font-size-asian="9.60000038146973pt" style:font-size-complex="11pt"/>
    </style:style>
    <style:style style:name="T3" style:family="text">
      <style:text-properties style:font-name="Calibri" fo:font-size="11pt" officeooo:rsid="000b204c" style:font-size-asian="9.60000038146973pt" style:font-size-complex="11pt"/>
    </style:style>
    <style:style style:name="T4" style:family="text">
      <style:text-properties style:font-name="Calibri" fo:font-size="11pt" officeooo:rsid="000c6c18" style:font-size-asian="9.60000038146973pt" style:font-size-complex="11pt"/>
    </style:style>
    <style:style style:name="T5" style:family="text">
      <style:text-properties style:font-name="Calibri" fo:font-size="11pt" officeooo:rsid="000cb5d6" style:font-size-asian="9.60000038146973pt" style:font-size-complex="11pt"/>
    </style:style>
    <style:style style:name="T6" style:family="text">
      <style:text-properties style:font-name="Calibri" fo:font-size="11pt" officeooo:rsid="000f1480" style:font-size-asian="9.60000038146973pt" style:font-size-complex="11pt"/>
    </style:style>
    <style:style style:name="T7" style:family="text">
      <style:text-properties style:font-name="Calibri" fo:font-size="11pt" officeooo:rsid="0010466b" style:font-size-asian="9.60000038146973pt" style:font-size-complex="11pt"/>
    </style:style>
    <style:style style:name="T8" style:family="text">
      <style:text-properties style:font-name="Calibri" fo:font-size="11pt" fo:font-style="italic" style:font-size-asian="9.60000038146973pt" style:font-style-asian="italic" style:font-size-complex="11pt" style:font-style-complex="italic"/>
    </style:style>
    <style:style style:name="T9" style:family="text">
      <style:text-properties style:font-name="Calibri" fo:font-size="11pt" fo:font-style="italic" officeooo:rsid="000f1480" style:font-size-asian="9.60000038146973pt" style:font-style-asian="italic" style:font-size-complex="11pt" style:font-style-complex="italic"/>
    </style:style>
    <style:style style:name="T10" style:family="text">
      <style:text-properties style:font-name="Calibri" fo:font-size="11pt" fo:font-style="normal" style:font-size-asian="9.60000038146973pt" style:font-style-asian="normal" style:font-size-complex="11pt" style:font-style-complex="normal"/>
    </style:style>
    <style:style style:name="T11" style:family="text">
      <style:text-properties style:font-name="Calibri" fo:font-size="11pt" fo:font-weight="bold" style:font-size-asian="9.60000038146973pt" style:font-weight-asian="bold" style:font-size-complex="11pt" style:font-weight-complex="bold"/>
    </style:style>
    <style:style style:name="T12" style:family="text">
      <style:text-properties style:font-name="Calibri" fo:font-size="11pt" fo:font-weight="bold" officeooo:rsid="000c6c18" style:font-size-asian="9.60000038146973pt" style:font-weight-asian="bold" style:font-size-complex="11pt" style:font-weight-complex="bold"/>
    </style:style>
    <style:style style:name="T13" style:family="text">
      <style:text-properties style:font-name="Calibri" fo:font-size="11pt" fo:font-weight="normal" officeooo:rsid="000f1480" style:font-size-asian="9.60000038146973pt" style:font-weight-asian="normal" style:font-size-complex="11pt" style:font-weight-complex="normal"/>
    </style:style>
    <style:style style:name="T14" style:family="text">
      <style:text-properties fo:color="#0066cc" style:font-name="Calibri" fo:font-size="11pt" style:font-size-asian="9.60000038146973pt" style:font-size-complex="11pt"/>
    </style:style>
    <style:style style:name="T15" style:family="text">
      <style:text-properties fo:font-weight="bold" style:font-weight-asian="bold" style:font-weight-complex="bold"/>
    </style:style>
    <style:style style:name="T16" style:family="text">
      <style:text-properties officeooo:rsid="0011e31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SI Project: Generation of molecule's crystal copies</text:p>
      <text:p text:style-name="P4"/>
      <text:p text:style-name="P9">Authors: M. Emezue, J. F Gilabert &amp; A. Marín</text:p>
      <text:p text:style-name="P4"/>
      <text:p text:style-name="P5">Objective:</text:p>
      <text:p text:style-name="P6"/>
      <text:p text:style-name="P10">The objective of this project is to generate a Python code which allows the user to generate the crystal copies of a protein's structure which are stored in a PDB file. Molecule information is stored in a “Molecule” object from the <text:span text:style-name="T1">htmd</text:span> package and the structures are visualized using VMD.</text:p>
      <text:p text:style-name="P6"/>
      <text:p text:style-name="P5">Code explanation:</text:p>
      <text:p text:style-name="P5"/>
      <text:p text:style-name="P2"><text:span text:style-name="T14">The code is organized in three different classes which perform different functions.</text:span></text:p>
      <text:list xml:id="list5442278445879163978" text:style-name="L1">
        <text:list-item>
          <text:p text:style-name="P1"><text:span text:style-name="T2">class MoleculeCopy:</text:span></text:p>
          <text:p text:style-name="P12"><text:span text:style-name="T2">This class has different methods which allow placing each crystal copy of the molecule in the same unit cell (the one placed at the origin).</text:span></text:p>
          <text:list>
            <text:list-item>
              <text:p text:style-name="P13"><text:span text:style-name="T11">get_mean_center: </text:span><text:span text:style-name="T13">It c</text:span><text:span text:style-name="T2">omputes the center of the </text:span><text:span text:style-name="T4">MoleculeCopy instance.</text:span></text:p>
            </text:list-item>
            <text:list-item>
              <text:p text:style-name="P13"><text:span text:style-name="T12">get_cellloc:</text:span><text:span text:style-name="T4"> </text:span><text:span text:style-name="T6">It t</text:span><text:span text:style-name="T4">akes into account beta and gamma angles to correct X axis boundaries and correctly determine in which cell the copy is originally placed.</text:span></text:p>
            </text:list-item>
            <text:list-item>
              <text:p text:style-name="P14"><text:span text:style-name="T11">is_outside:</text:span><text:span text:style-name="T2"> </text:span><text:span text:style-name="T6">It c</text:span><text:span text:style-name="T2">hecks if a crystal copy is placed in the target unit cell or not and returns a Boolean output (True/False). It also calls the method </text:span><text:span text:style-name="T8">get_cellloc</text:span><text:span text:style-name="T2"> and stores the result into the variable </text:span><text:span text:style-name="T8">self.cellloc</text:span><text:span text:style-name="T10">.</text:span></text:p>
            </text:list-item>
            <text:list-item>
              <text:p text:style-name="P14"><text:span text:style-name="T11">move_inside: </text:span><text:span text:style-name="T13">It c</text:span><text:span text:style-name="T2">hanges the center of the crystal copy to place it inside the </text:span><text:span text:style-name="T5">target unit cell. The translation to be applied consists in the substraction of the origin of the initial unit cell (the one where the copy is placed) to the center of the copy.</text:span></text:p>
            </text:list-item>
            <text:list-item>
              <text:p text:style-name="P15"><text:span text:style-name="T11">place_crystal:</text:span><text:span text:style-name="T2"> If the copy is outside of the target unit cell (verified by </text:span><text:span text:style-name="T8">is_outside </text:span><text:span text:style-name="T10">method</text:span><text:span text:style-name="T2">), it calls the </text:span><text:span text:style-name="T8">move_inside</text:span><text:span text:style-name="T2"> method to place the copy into the correct unit cell.</text:span></text:p>
            </text:list-item>
          </text:list>
        </text:list-item>
        <text:list-item>
          <text:p text:style-name="P3"><text:span text:style-name="T2">class UnitCell:</text:span></text:p>
          <text:p text:style-name="P15"><text:span text:style-name="T2">This class uses different methods to generate the crystal copies of the molecule and allows visualization. It creates an </text:span><text:span text:style-name="T8">htmd.Molecule</text:span><text:span text:style-name="T2"> object and reads all necessary information from the PDB to represent these crystallographic structures.</text:span></text:p>
          <text:list>
            <text:list-item>
              <text:p text:style-name="P15"><text:span text:style-name="T11">readPDB:</text:span><text:span text:style-name="T2"> </text:span><text:span text:style-name="T6">It r</text:span><text:span text:style-name="T2">eads the PDB file of a Molecule and stores all angles and axis lengths which are necessary for the calculation of the molecule's copies coordinates. If the PDB does not contain crystallographic information, it </text:span><text:span text:style-name="T6">raises an exception of class </text:span><text:span text:style-name="T9">PDBError</text:span><text:span text:style-name="T6">.</text:span></text:p>
            </text:list-item>
            <text:list-item>
              <text:p text:style-name="P16"><text:span text:style-name="T11">get_size: </text:span><text:span text:style-name="T2">It computes maximum coordinates of the target unit cell in all axes.</text:span></text:p>
            </text:list-item>
            <text:list-item>
              <text:p text:style-name="P16"><text:span text:style-name="T11">draw_cell:</text:span><text:span text:style-name="T2"> It uses the angles and axes to draw the lines which define the target unit cell. If the unit cell is hexagonal, it gets the information from the PDB and calls the </text:span><text:span text:style-name="T8">build_hexagon</text:span><text:span text:style-name="T2"> method.</text:span></text:p>
            </text:list-item>
            <text:list-item>
              <text:p text:style-name="P16"><text:span text:style-name="T11">build_hexagon:</text:span><text:span text:style-name="T2"> </text:span><text:span text:style-name="T7">It allows to draw the outline of an hexagonal cell unit.</text:span></text:p>
            </text:list-item>
            <text:list-item>
              <text:p text:style-name="P16"><text:soft-page-break/><text:span text:style-name="T11">draw_copies:</text:span><text:span text:style-name="T2"> It creates a </text:span><text:span text:style-name="T8">MoleculeCopy</text:span><text:span text:style-name="T2"> instance for each crystallographic copy and applies crystal symmetry operations to it. Afterwards, it calls to method </text:span><text:span text:style-name="T8">place_crystal</text:span><text:span text:style-name="T2"> and <text:s/>to place the copy into the target unit cell. Finally, it appends all copies to the same </text:span><text:span text:style-name="T8">htmd.Molecule</text:span><text:span text:style-name="T2"> object.</text:span></text:p>
            </text:list-item>
            <text:list-item>
              <text:p text:style-name="P16"><text:span text:style-name="T11">view_unit_cell:</text:span><text:span text:style-name="T2"> It allows representation of the crystallographic copies and the outline of the unit cell using VMD.</text:span></text:p>
            </text:list-item>
          </text:list>
        </text:list-item>
        <text:list-item>
          <text:p text:style-name="P17"><text:span text:style-name="T3">class PDBError:</text:span></text:p>
          <text:p text:style-name="P12"><text:span text:style-name="T2">This class is a child of the </text:span><text:span text:style-name="T8">Exception</text:span><text:span text:style-name="T2"> class. UnitCell class raises an error of this type if the PDB does not contain crystal information. This hapens when the experimental technique used to acquire data (“EXPDTA” from PDB) is not “DIFFRACTION” or “CRYSTAL”. </text:span></text:p>
        </text:list-item>
      </text:list>
      <text:p text:style-name="P5"/>
      <text:p text:style-name="P11">The name of the file is selected by changing the field <text:span text:style-name="T15">filename = “”</text:span> which can be found in line 244. The absolute or the relative path to the desired file must be introduced.</text:p>
      <text:p text:style-name="P11"/>
      <text:p text:style-name="P11">If a representation different than “NewCartoon” is preferred, visualization style can be changed in line 245.</text:p>
      <text:p text:style-name="P11"/>
      <text:p text:style-name="P11">In the case of an hexagonal unit cell, lines 246 and 247 can be modified (set to True) in order to represent the unit cell and the copies using an hexagonal representation. If the parameters are set to False, the cell unit will be represented as a<text:span text:style-name="T16">n hexahedron</text:span>, which is the output that can be visualized by using Chimera. If these parameters are set to True for a non-hexagonal unit cell, nothing will happen.</text:p>
      <text:p text:style-name="P5"/>
      <text:p text:style-name="P7">Examples:</text:p>
      <text:p text:style-name="P7"/>
      <text:p text:style-name="P7">1) 3v03</text:p>
      <text:p text:style-name="P7"/>
      <text:p text:style-name="P7">2) ( &gt; 6 copies) </text:p>
      <text:p text:style-name="P7"/>
      <text:p text:style-name="P7">3) (hexagonal)</text:p>
      <text:p text:style-name="P7"/>
      <text:p text:style-name="P7">4) 1joy.pdb (non-crystllograph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 </meta:initial-creator>
    <meta:creation-date>2016-06-26T16:42:42.179327836</meta:creation-date>
    <dc:date>2016-06-26T18:07:00.034941090</dc:date>
    <dc:creator>Ari </dc:creator>
    <meta:editing-duration>PT4M2S</meta:editing-duration>
    <meta:editing-cycles>3</meta:editing-cycles>
    <meta:generator>LibreOffice/4.4.3.2$Linux_X86_64 LibreOffice_project/40m0$Build-2</meta:generator>
    <meta:document-statistic meta:table-count="0" meta:image-count="0" meta:object-count="0" meta:page-count="2" meta:paragraph-count="31" meta:word-count="651" meta:character-count="3839" meta:non-whitespace-character-count="3233"/>
  </office:meta>
</office:document-meta>
</file>